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Ubuntu" officeooo:rsid="001d88ab"/>
    </style:style>
    <style:style style:name="P2" style:family="paragraph" style:parent-style-name="Standard">
      <style:text-properties style:font-name="Ubuntu" officeooo:rsid="002a7961" officeooo:paragraph-rsid="002a7961"/>
    </style:style>
    <style:style style:name="P3" style:family="paragraph" style:parent-style-name="Standard">
      <style:text-properties style:font-name="Ubuntu" officeooo:rsid="001d88ab" officeooo:paragraph-rsid="001d88ab"/>
    </style:style>
    <style:style style:name="P4" style:family="paragraph" style:parent-style-name="Standard">
      <style:text-properties style:font-name="Ubuntu" officeooo:rsid="001d88ab" officeooo:paragraph-rsid="001ecd60"/>
    </style:style>
    <style:style style:name="P5" style:family="paragraph" style:parent-style-name="Standard">
      <style:text-properties style:font-name="Ubuntu" officeooo:rsid="001d88ab" officeooo:paragraph-rsid="0021aeae"/>
    </style:style>
    <style:style style:name="P6" style:family="paragraph" style:parent-style-name="Standard">
      <style:text-properties style:font-name="Ubuntu" officeooo:rsid="001d88ab" officeooo:paragraph-rsid="003cd9b5"/>
    </style:style>
    <style:style style:name="P7" style:family="paragraph" style:parent-style-name="Standard">
      <style:text-properties style:font-name="Ubuntu" officeooo:rsid="001d88ab" officeooo:paragraph-rsid="0020afab"/>
    </style:style>
    <style:style style:name="P8" style:family="paragraph" style:parent-style-name="Standard">
      <style:text-properties style:font-name="Ubuntu" officeooo:rsid="001d88ab" officeooo:paragraph-rsid="002217df"/>
    </style:style>
    <style:style style:name="P9" style:family="paragraph" style:parent-style-name="Standard">
      <style:text-properties style:font-name="Ubuntu" officeooo:rsid="001d88ab" officeooo:paragraph-rsid="0047f9f7"/>
    </style:style>
    <style:style style:name="P10" style:family="paragraph" style:parent-style-name="Standard">
      <style:text-properties style:font-name="Ubuntu" officeooo:rsid="00360f1f" officeooo:paragraph-rsid="001d88ab"/>
    </style:style>
    <style:style style:name="P11" style:family="paragraph" style:parent-style-name="Standard">
      <style:text-properties style:font-name="Ubuntu" officeooo:rsid="002a8a3a" officeooo:paragraph-rsid="002a8a3a"/>
    </style:style>
    <style:style style:name="P12" style:family="paragraph" style:parent-style-name="Standard">
      <style:text-properties style:font-name="Ubuntu" officeooo:rsid="0021aeae" officeooo:paragraph-rsid="001ecd60"/>
    </style:style>
    <style:style style:name="P13" style:family="paragraph" style:parent-style-name="Standard">
      <style:text-properties style:font-name="Ubuntu" officeooo:rsid="0021aeae" officeooo:paragraph-rsid="0021aeae"/>
    </style:style>
    <style:style style:name="P14" style:family="paragraph" style:parent-style-name="Standard">
      <style:text-properties style:font-name="Ubuntu" officeooo:paragraph-rsid="0037504f"/>
    </style:style>
    <style:style style:name="P15" style:family="paragraph" style:parent-style-name="Standard">
      <style:text-properties style:font-name="Ubuntu" style:text-underline-style="none" officeooo:rsid="001d88ab" officeooo:paragraph-rsid="00410987"/>
    </style:style>
    <style:style style:name="P16" style:family="paragraph" style:parent-style-name="Standard">
      <style:text-properties style:font-name="Ubuntu" officeooo:paragraph-rsid="00426603"/>
    </style:style>
    <style:style style:name="P17" style:family="paragraph" style:parent-style-name="Standard">
      <style:text-properties style:font-name="Ubuntu" officeooo:rsid="003245e6" officeooo:paragraph-rsid="003245e6"/>
    </style:style>
    <style:style style:name="P18" style:family="paragraph" style:parent-style-name="Standard">
      <style:text-properties fo:color="#00ae00" style:font-name="Ubuntu" officeooo:rsid="001d88ab" officeooo:paragraph-rsid="00385525"/>
    </style:style>
    <style:style style:name="P19" style:family="paragraph" style:parent-style-name="Standard">
      <style:text-properties fo:color="#00ae00" style:font-name="Ubuntu" officeooo:paragraph-rsid="0037504f"/>
    </style:style>
    <style:style style:name="P20" style:family="paragraph" style:parent-style-name="Standard">
      <style:text-properties fo:color="#00ae00" style:font-name="Ubuntu" officeooo:paragraph-rsid="00397e7e"/>
    </style:style>
    <style:style style:name="P21" style:family="paragraph" style:parent-style-name="Standard">
      <style:text-properties fo:color="#000000" style:font-name="Ubuntu" style:text-underline-style="none" officeooo:rsid="0038d05f" officeooo:paragraph-rsid="003af6d6"/>
    </style:style>
    <style:style style:name="P22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variant="normal" fo:text-transform="none" fo:color="#0000ff" style:font-name="Ubuntu" fo:font-size="9pt" fo:letter-spacing="normal" fo:font-style="normal" fo:font-weight="normal" officeooo:rsid="003245e6" officeooo:paragraph-rsid="003245e6" style:font-name-asian="Nimbus Mono L" style:font-size-asian="9pt" style:font-name-complex="Liberation Mono" style:font-size-complex="9pt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officeooo:rsid="0021aeae" officeooo:paragraph-rsid="0021aeae"/>
    </style:style>
    <style:style style:name="P2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Ubuntu" fo:font-size="11.25pt" fo:letter-spacing="normal" fo:font-style="normal" fo:font-weight="normal" officeooo:paragraph-rsid="002a7961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Ubuntu"/>
    </style:style>
    <style:style style:name="P26" style:family="paragraph" style:parent-style-name="Quotations" style:master-page-name="">
      <style:paragraph-properties fo:margin-left="0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4cce3"/>
    </style:style>
    <style:style style:name="P27" style:family="paragraph" style:parent-style-name="Quotations" style:master-page-name="">
      <style:paragraph-properties fo:margin-left="0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rsid="001d88ab" officeooo:paragraph-rsid="0035c2ef" style:font-size-asian="10pt" style:font-size-complex="10pt"/>
    </style:style>
    <style:style style:name="P28" style:family="paragraph" style:parent-style-name="Quotations" style:master-page-name="">
      <style:paragraph-properties fo:margin-left="1.199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ff00ff" style:font-name="Ubuntu" fo:font-size="10pt" fo:letter-spacing="normal" fo:font-style="normal" fo:font-weight="normal" officeooo:paragraph-rsid="0034cce3" style:font-size-asian="10pt" style:font-size-complex="10pt"/>
    </style:style>
    <style:style style:name="P29" style:family="paragraph" style:parent-style-name="Quotations">
      <style:paragraph-properties fo:margin-left="1.3cm" fo:margin-right="2cm" fo:margin-top="0cm" fo:margin-bottom="0cm" loext:contextual-spacing="false" fo:text-indent="0cm" style:auto-text-indent="false" fo:padding="0cm" fo:border="none"/>
      <style:text-properties fo:font-variant="normal" fo:text-transform="none" fo:color="#ff00ff" style:font-name="Ubuntu" fo:font-size="10pt" fo:letter-spacing="normal" fo:font-style="normal" fo:font-weight="normal" officeooo:rsid="001d88ab" officeooo:paragraph-rsid="0034cce3" style:font-size-asian="10pt" style:font-size-complex="10pt"/>
    </style:style>
    <style:style style:name="P30" style:family="paragraph" style:parent-style-name="Quotations" style:master-page-name="">
      <style:paragraph-properties fo:margin-left="0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31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rsid="001d88ab" officeooo:paragraph-rsid="00298f88" style:font-size-asian="9pt" style:font-size-complex="9pt"/>
    </style:style>
    <style:style style:name="P32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e14c6"/>
    </style:style>
    <style:style style:name="P33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fdab3"/>
    </style:style>
    <style:style style:name="P34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b01f6"/>
    </style:style>
    <style:style style:name="P35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30528"/>
    </style:style>
    <style:style style:name="P36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37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P38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49731c" officeooo:paragraph-rsid="0049731c"/>
    </style:style>
    <style:style style:name="P39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letter-spacing="normal" officeooo:paragraph-rsid="0031d207"/>
    </style:style>
    <style:style style:name="P40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Ubuntu" officeooo:paragraph-rsid="002beef7"/>
    </style:style>
    <style:style style:name="P41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Ubuntu" officeooo:paragraph-rsid="00360f1f"/>
    </style:style>
    <style:style style:name="P42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P43" style:family="paragraph" style:parent-style-name="Quotations">
      <style:paragraph-properties fo:margin-left="1.199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1d88ab" officeooo:paragraph-rsid="00360f1f"/>
    </style:style>
    <style:style style:name="P44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9pt" fo:letter-spacing="normal" fo:font-style="normal" fo:font-weight="normal" officeooo:paragraph-rsid="00298f88" style:font-size-asian="9pt" style:font-size-complex="9pt"/>
    </style:style>
    <style:style style:name="P45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9pt" fo:letter-spacing="normal" officeooo:rsid="001d88ab" officeooo:paragraph-rsid="00298f88" style:font-size-asian="9pt" style:font-size-complex="9pt"/>
    </style:style>
    <style:style style:name="P46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0pt" fo:letter-spacing="normal" officeooo:paragraph-rsid="002fdab3" style:font-size-asian="10pt" style:font-size-complex="10pt"/>
    </style:style>
    <style:style style:name="P47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0pt" fo:letter-spacing="normal" fo:font-style="normal" fo:font-weight="normal" officeooo:rsid="001d88ab" officeooo:paragraph-rsid="002b01f6" style:font-size-asian="10pt" style:font-size-complex="10pt"/>
    </style:style>
    <style:style style:name="P48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49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9pt" fo:letter-spacing="normal" officeooo:paragraph-rsid="00298f88" style:font-size-asian="9pt" style:font-size-complex="9pt"/>
    </style:style>
    <style:style style:name="P50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2e14c6" style:font-size-asian="10pt" style:font-size-complex="10pt"/>
    </style:style>
    <style:style style:name="P51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31d207" style:font-size-asian="10pt" style:font-size-complex="10pt"/>
    </style:style>
    <style:style style:name="P52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2fdab3" style:font-size-asian="10pt" style:font-size-complex="10pt"/>
    </style:style>
    <style:style style:name="P53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330528" style:font-size-asian="10pt" style:font-size-complex="10pt"/>
    </style:style>
    <style:style style:name="P54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2b01f6" style:font-size-asian="10pt" style:font-size-complex="10pt"/>
    </style:style>
    <style:style style:name="P55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330528" style:font-size-asian="10pt" style:font-size-complex="10pt"/>
    </style:style>
    <style:style style:name="P56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paragraph-rsid="00298f88" style:font-size-asian="9pt" style:font-size-complex="9pt"/>
    </style:style>
    <style:style style:name="P57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rsid="001d88ab" officeooo:paragraph-rsid="00298f88" style:font-size-asian="9pt" style:font-size-complex="9pt"/>
    </style:style>
    <style:style style:name="P58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style:font-name="Ubuntu" officeooo:paragraph-rsid="00360f1f"/>
    </style:style>
    <style:style style:name="P59" style:family="paragraph" style:parent-style-name="Preformatted_20_Text" style:master-page-name="">
      <style:paragraph-properties fo:margin-left="1.3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name-asian="Nimbus Mono L" style:font-size-asian="10pt" style:font-name-complex="Liberation Mono" style:font-size-complex="10pt"/>
    </style:style>
    <style:style style:name="P60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name-asian="Nimbus Mono L" style:font-size-asian="10pt" style:font-name-complex="Liberation Mono" style:font-size-complex="10pt"/>
    </style:style>
    <style:style style:name="P61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size-asian="10pt" style:font-size-complex="10pt"/>
    </style:style>
    <style:style style:name="P62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2beef7" style:font-size-asian="10pt" style:font-size-complex="10pt"/>
    </style:style>
    <style:style style:name="P63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style:font-name="Ubuntu" officeooo:paragraph-rsid="002beef7"/>
    </style:style>
    <style:style style:name="P64" style:family="paragraph" style:parent-style-name="Preformatted_20_Text" style:master-page-name="">
      <style:paragraph-properties fo:margin-left="0.801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65" style:family="paragraph" style:parent-style-name="Preformatted_20_Text">
      <style:paragraph-properties fo:margin-left="0.80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66" style:family="paragraph" style:parent-style-name="Preformatted_20_Text">
      <style:paragraph-properties fo:margin-left="0.80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P67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4995f9" officeooo:paragraph-rsid="004995f9"/>
    </style:style>
    <style:style style:name="T1" style:family="text">
      <style:text-properties fo:color="#ff00ff"/>
    </style:style>
    <style:style style:name="T2" style:family="text">
      <style:text-properties fo:color="#ff00ff" officeooo:rsid="00298f88"/>
    </style:style>
    <style:style style:name="T3" style:family="text">
      <style:text-properties fo:color="#ff00ff" officeooo:rsid="002b01f6"/>
    </style:style>
    <style:style style:name="T4" style:family="text">
      <style:text-properties fo:color="#ff00ff" fo:font-size="10pt" style:font-size-asian="10pt" style:font-size-complex="10pt"/>
    </style:style>
    <style:style style:name="T5" style:family="text">
      <style:text-properties fo:color="#ff00ff" fo:font-size="10pt" officeooo:rsid="00360f1f" style:font-size-asian="10pt" style:font-size-complex="10pt"/>
    </style:style>
    <style:style style:name="T6" style:family="text">
      <style:text-properties fo:color="#ff00ff" fo:font-style="normal" fo:font-weight="normal"/>
    </style:style>
    <style:style style:name="T7" style:family="text">
      <style:text-properties fo:color="#2e3436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ff0000" fo:font-size="10pt" officeooo:rsid="00360f1f" style:font-size-asian="10pt" style:font-size-complex="10pt"/>
    </style:style>
    <style:style style:name="T10" style:family="text">
      <style:text-properties fo:color="#ff0000" fo:font-size="10pt" officeooo:rsid="002b01f6"/>
    </style:style>
    <style:style style:name="T11" style:family="text">
      <style:text-properties fo:color="#ff0000" fo:font-style="normal" fo:font-weight="normal"/>
    </style:style>
    <style:style style:name="T12" style:family="text">
      <style:text-properties officeooo:rsid="001d88ab"/>
    </style:style>
    <style:style style:name="T13" style:family="text">
      <style:text-properties officeooo:rsid="001e3ec9"/>
    </style:style>
    <style:style style:name="T14" style:family="text">
      <style:text-properties officeooo:rsid="001ecd60"/>
    </style:style>
    <style:style style:name="T15" style:family="text">
      <style:text-properties officeooo:rsid="0020afab"/>
    </style:style>
    <style:style style:name="T16" style:family="text">
      <style:text-properties officeooo:rsid="002a8a3a"/>
    </style:style>
    <style:style style:name="T17" style:family="text">
      <style:text-properties fo:font-variant="normal" fo:text-transform="none" fo:color="#000000" fo:font-size="10.5pt" fo:letter-spacing="normal" fo:font-style="normal" fo:font-weight="normal"/>
    </style:style>
    <style:style style:name="T1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298f88" style:font-size-asian="12pt" style:font-size-complex="12pt"/>
    </style:style>
    <style:style style:name="T20" style:family="text">
      <style:text-properties fo:font-variant="normal" fo:text-transform="none" fo:color="#000000" fo:font-size="11.25pt" fo:letter-spacing="normal" fo:font-style="normal" fo:font-weight="normal"/>
    </style:style>
    <style:style style:name="T21" style:family="text">
      <style:text-properties fo:font-variant="normal" fo:text-transform="none" fo:color="#000000" fo:font-size="11.25pt" fo:letter-spacing="normal" fo:font-style="normal" fo:font-weight="normal" officeooo:rsid="00360f1f"/>
    </style:style>
    <style:style style:name="T22" style:family="text">
      <style:text-properties fo:font-variant="normal" fo:text-transform="none" fo:color="#ff0000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ff0000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24" style:family="text">
      <style:text-properties officeooo:rsid="002beef7"/>
    </style:style>
    <style:style style:name="T25" style:family="text">
      <style:text-properties officeooo:rsid="002cde13"/>
    </style:style>
    <style:style style:name="T26" style:family="text">
      <style:text-properties officeooo:rsid="002fdab3"/>
    </style:style>
    <style:style style:name="T27" style:family="text">
      <style:text-properties officeooo:rsid="0034cce3"/>
    </style:style>
    <style:style style:name="T28" style:family="text">
      <style:text-properties officeooo:rsid="002b01f6" style:font-name-asian="Nimbus Mono L" style:font-name-complex="Liberation Mono"/>
    </style:style>
    <style:style style:name="T29" style:family="text">
      <style:text-properties officeooo:rsid="0035c2ef" style:font-name-asian="Nimbus Mono L" style:font-name-complex="Liberation Mono"/>
    </style:style>
    <style:style style:name="T30" style:family="text">
      <style:text-properties officeooo:rsid="00360f1f"/>
    </style:style>
    <style:style style:name="T31" style:family="text">
      <style:text-properties officeooo:rsid="0038d05f"/>
    </style:style>
    <style:style style:name="T32" style:family="text">
      <style:text-properties style:text-underline-style="solid" style:text-underline-width="auto" style:text-underline-color="font-color" officeooo:rsid="0038d05f"/>
    </style:style>
    <style:style style:name="T33" style:family="text">
      <style:text-properties style:text-underline-style="solid" style:text-underline-width="auto" style:text-underline-color="font-color" officeooo:rsid="00445c6e"/>
    </style:style>
    <style:style style:name="T34" style:family="text">
      <style:text-properties fo:color="#00ae00" officeooo:rsid="0038d05f"/>
    </style:style>
    <style:style style:name="T35" style:family="text">
      <style:text-properties fo:color="#00ae00" officeooo:rsid="003cd9b5"/>
    </style:style>
    <style:style style:name="T36" style:family="text">
      <style:text-properties fo:color="#00ae00" officeooo:rsid="003da675"/>
    </style:style>
    <style:style style:name="T37" style:family="text">
      <style:text-properties fo:color="#00ae00" style:text-underline-style="solid" style:text-underline-width="auto" style:text-underline-color="font-color" officeooo:rsid="003da675"/>
    </style:style>
    <style:style style:name="T38" style:family="text">
      <style:text-properties fo:color="#00ae00" style:text-underline-style="solid" style:text-underline-width="auto" style:text-underline-color="font-color" officeooo:rsid="0038d05f"/>
    </style:style>
    <style:style style:name="T39" style:family="text">
      <style:text-properties fo:color="#00ae00" style:text-underline-style="solid" style:text-underline-width="auto" style:text-underline-color="font-color" officeooo:rsid="00410987"/>
    </style:style>
    <style:style style:name="T40" style:family="text">
      <style:text-properties fo:color="#00ae00" style:text-underline-style="none" officeooo:rsid="003da675"/>
    </style:style>
    <style:style style:name="T41" style:family="text">
      <style:text-properties fo:color="#00ae00" style:text-underline-style="none" officeooo:rsid="0038d05f"/>
    </style:style>
    <style:style style:name="T42" style:family="text">
      <style:text-properties fo:color="#00ae00" style:text-underline-style="none" officeooo:rsid="0046302c"/>
    </style:style>
    <style:style style:name="T43" style:family="text">
      <style:text-properties fo:color="#00ae00" style:text-underline-style="none" officeooo:rsid="0047f9f7"/>
    </style:style>
    <style:style style:name="T44" style:family="text">
      <style:text-properties fo:color="#00ae00" style:text-underline-style="none" officeooo:rsid="00484811"/>
    </style:style>
    <style:style style:name="T45" style:family="text">
      <style:text-properties fo:font-style="normal" fo:font-weight="normal"/>
    </style:style>
    <style:style style:name="T46" style:family="text">
      <style:text-properties fo:font-size="11.25pt" fo:font-style="normal" fo:font-weight="normal"/>
    </style:style>
    <style:style style:name="T47" style:family="text">
      <style:text-properties fo:font-size="11.25pt" fo:font-style="normal" fo:font-weight="normal" officeooo:rsid="002e3bb9"/>
    </style:style>
    <style:style style:name="T48" style:family="text">
      <style:text-properties officeooo:rsid="0047f9f7"/>
    </style:style>
    <style:style style:name="T49" style:family="text">
      <style:text-properties fo:color="#000000" style:text-underline-style="none" officeooo:rsid="0047f9f7"/>
    </style:style>
    <style:style style:name="T50" style:family="text">
      <style:text-properties fo:color="#000000" style:text-underline-style="none" officeooo:rsid="004848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FORMACION: Tipos de recibos, <text:span text:style-name="T16">uso y lugar donde se genera.</text:span></text:p>
      <text:p text:style-name="P2"/>
      <text:p text:style-name="P25">E - efectivo o cheque (cuando pagan en el estudio) - I/E - pagos – pagar.</text:p>
      <text:p text:style-name="P25">C - cuando traen comprobantes - I/E - pagos - cargar pago.</text:p>
      <text:p text:style-name="P25">F - cuando mando pagar los impuestos - gestión de pagos - a pagar – guardar.</text:p>
      <text:p text:style-name="P25">D - ingreso o egreso de documentación (de cualquier tipo) - I/E - documentación – guardar.</text:p>
      <text:p text:style-name="P25">G - ajuste de cuenta (para ingresar o egresar dinero de una cuenta corriente) - Clientes - ajustes de cuentas.</text:p>
      <text:p text:style-name="P25">H - se supone (porque nunca lo utilicé realmente) para el arqueo de caja - Caja - revisión - aceptar rango – imprimir.</text:p>
      <text:p text:style-name="P24"/>
      <text:p text:style-name="P3"/>
      <text:p text:style-name="P10">MODIFICACIONES EN ORDEN DE PRIORIDAD</text:p>
      <text:p text:style-name="P3"/>
      <text:p text:style-name="P11">Evitar que el programa mande mails a los clientes mientras esta fuera de producción (en prueba) </text:p>
      <text:p text:style-name="P11">→ Retocar archivos: ieoc.js, oc.js, ot.js, otTarea.js en carpeta app\routes</text:p>
      <text:p text:style-name="P3"/>
      <text:p text:style-name="P4">-I/E-&gt;P<text:span text:style-name="T14">agos</text:span>: problema con el monto / concepto //<text:span text:style-name="T14">carga data erronea. La mayorias de las veces sucede cuando hay pagos parciales</text:span></text:p>
      <text:p text:style-name="P18"><text:tab/>/<text:span text:style-name="T31">app/routes/</text:span><text:span text:style-name="T32">concepto.js</text:span></text:p>
      <text:p text:style-name="P44">* pago parcial genera error</text:p>
      <text:p text:style-name="P45"><text:span text:style-name="T7">  </text:span><text:span text:style-name="T11">I/E -&gt; Pagos, cuando es menos del total genera error. </text:span><text:span text:style-name="T6">Se edita el monto antes de seleccionarlo.</text:span></text:p>
      <text:p text:style-name="P12"><text:tab/>También genera error al registrar los servicios mensuales (honorarios del estudio), <text:tab/>poniendolos en Gest Pagos-&gt;A pagar</text:p>
      <text:p text:style-name="P44">* NO ASIGNA IMPUESTOS. Se asignó servicios jurídicos y no asigna.</text:p>
      <text:p text:style-name="P49">  <text:span text:style-name="T45">Carga -&gt; Impuestos -&gt; Selecciono servicios mensuales -&gt; Cargar igual mes anterior.</text:span></text:p>
      <text:p text:style-name="P49">  <text:span text:style-name="T45">Problema: no asigna cronograma_impuesto_id, lo deja en 0 en tabla de vencimientos.</text:span></text:p>
      <text:p text:style-name="P49">  <text:span text:style-name="T45">Ojo que no valida nada, por ejemplo no controla se deja en blanco el cronograma.</text:span></text:p>
      <text:p text:style-name="P56">  <text:span text:style-name="T45">Como corregir desde DB:</text:span></text:p>
      <text:p text:style-name="P56">  <text:span text:style-name="T45">update vencimiento set cronograma_impuesto_id = 'nnnn' where cronograma_impuesto_id = '0' and cronograma_id='nn' and impuesto_id=34 and cronograma_impuesto_id='0';</text:span></text:p>
      <text:p text:style-name="P57">  <text:span text:style-name="T45">update vencimiento set cronograma_impuesto_id = 'nnnn' where cronograma_impuesto_id = '0' and cronograma_id='nn' and impuesto_id=66 and cronograma_impuesto_id='0';</text:span></text:p>
      <text:p text:style-name="P31"/>
      <text:p text:style-name="P5"><text:span text:style-name="T12">-I/E→Pagos: Invertir valores :</text:span><text:span text:style-name="T17">(Pago Parcial $3.500,00 de un total de $1.000,00)</text:span> </text:p>
      <text:p text:style-name="P14"><text:tab/><text:span text:style-name="T31">Archivos:</text:span></text:p>
      <text:p text:style-name="P19"><text:tab/><text:tab/>/<text:span text:style-name="T31">app/routes/pago.js</text:span></text:p>
      <text:p text:style-name="P19"><text:tab/><text:tab/>/<text:span text:style-name="T31">app/routes/pagoCompensacion.js</text:span></text:p>
      <text:p text:style-name="P5">-I/E-&gt;OC-&gt;Lista, campo: ”Número”: orden DESC</text:p>
      <text:p text:style-name="P20"><text:tab/><text:tab/>/<text:span text:style-name="T31">app/public/javascript/</text:span><text:span text:style-name="T32">lib.min.js</text:span></text:p>
      <text:p text:style-name="P21"><text:tab/><text:tab/><text:tab/>aaSorting: [ [ 1, "desc" ] ],</text:p>
      <text:p text:style-name="P5">-<text:span text:style-name="T13">Gest pagos-&gt;En transito y A descargar: ordenar DESC</text:span></text:p>
      <text:p text:style-name="P6"><text:span text:style-name="T35"><text:tab/><text:tab/>-/</text:span><text:span text:style-name="T36">app</text:span><text:span text:style-name="T35">/</text:span><text:span text:style-name="T36">routes/</text:span><text:span text:style-name="T37">descImp.js</text:span></text:p>
      <text:p text:style-name="P15"><text:span text:style-name="T36"><text:tab/><text:tab/>-/</text:span><text:span text:style-name="T34">app/public/javascript/</text:span><text:span text:style-name="T39">main</text:span><text:span text:style-name="T38">.min.js</text:span></text:p>
      <text:p text:style-name="P5">-<text:span text:style-name="T13">Carga-&gt;Impuesto-&gt;Select impuesto-&gt;Select cliente-&gt;”Seleccione cronograma” (selectbox): ordenar DESC</text:span></text:p>
      <text:p text:style-name="P16"><text:span text:style-name="T12"><text:tab/><text:tab/></text:span><text:span text:style-name="T40">/</text:span><text:span text:style-name="T41">app/</text:span><text:span text:style-name="T42">routes/cronograma.js (orden desde la DB)</text:span></text:p>
      <text:p text:style-name="P5">-<text:span text:style-name="T13">Gest pago-&gt; A Pagar → Monto: se tiene que poder editar (igual que “En </text:span><text:soft-page-break/><text:span text:style-name="T13">tránsito”)</text:span></text:p>
      <text:p text:style-name="P9"><text:tab/><text:tab/><text:span text:style-name="T48">A pagar: </text:span><text:span text:style-name="T40">/</text:span><text:span text:style-name="T41">app/</text:span><text:span text:style-name="T42">routes/</text:span><text:span text:style-name="T43">pagoImp.js</text:span></text:p>
      <text:p text:style-name="P9"><text:span text:style-name="T43"><text:tab/><text:tab/></text:span><text:span text:style-name="T49">En tránsito: </text:span><text:span text:style-name="T43"><text:s/>/app/routes/recepImp.js</text:span></text:p>
      <text:p text:style-name="P9"><text:span text:style-name="T43"><text:tab/><text:tab/></text:span><text:span text:style-name="T50">Vista:</text:span><text:span text:style-name="T44"> /app/public/javascript/main.min.js</text:span></text:p>
      <text:p text:style-name="P7">-OT-&gt;Seguimiento-&gt;<text:span text:style-name="T13">Concluir OT y Reprogramar OT: confunde la data</text:span></text:p>
      <text:p text:style-name="P4">-Clientes-&gt;Claves: No reconoce mayusculas y minusculas</text:p>
      <text:p text:style-name="P5">-<text:span text:style-name="T13">Cronograma-&gt;Asignacion: condición para cargar: Que el mes de vencimiento y el año sea igual a la fecha actual. Si difiere que pregunte.</text:span></text:p>
      <text:p text:style-name="P7">-OT-&gt;Historial: Tarda mucho tiempo: limpiar consulta MySQL <text:span text:style-name="T15">(ver si es rapido sino, saltar)</text:span></text:p>
      <text:p text:style-name="P17">- La fecha de vencimiento tiene que ser obligatoria en OT</text:p>
      <text:p text:style-name="P22">O/T -&gt; Administrar -&gt; Crear -&gt; Deben ser obligatorios: cliente, fecha de vencimiento, prioridad y medio de comunicación.</text:p>
      <text:p text:style-name="P7">-OT-&gt;Seguimiento-&gt;Select tarea-&gt;Finalizar tarea-&gt;Observaciones: corta la cantidad de caracteres</text:p>
      <text:p text:style-name="P7">-OT-&gt;Seguimiento-&gt;Las tareas cerradas <text:span text:style-name="T13">no tienen que poder editarse</text:span></text:p>
      <text:p text:style-name="P4">-OT-&gt;Seguimiento-&gt;Agregar tarea-&gt; Listar tareas existentes</text:p>
      <text:p text:style-name="P7">-OT-&gt;Seguimiento-&gt;Agregar tarea-&gt;No dejar cargar tarea <text:span text:style-name="T25">posterior a</text:span> la fecha de vto.</text:p>
      <text:p text:style-name="P7">-OT-&gt;Seguimiento-&gt;Eliminar tarea: “Pregunta muchas veces si queres eliminar”: <text:span text:style-name="T15">Pregunta dependiendo de la cantidad de registros posteriores.</text:span></text:p>
      <text:p text:style-name="P32">- Avisar cuando una OT ya se administró y se quiere volver a administrar.</text:p>
      <text:p text:style-name="P50">O/T -&gt; Administrar -&gt; Avisar cuando se quiere cambiar el plan de tareas y ya existan tareas para esa O/T</text:p>
      <text:p text:style-name="P39"><text:span text:style-name="T46">- </text:span><text:span text:style-name="T47">D</text:span><text:span text:style-name="T46">entro de historial tareas mostrar fecha y hora de ingreso de la OT</text:span></text:p>
      <text:p text:style-name="P51">O/T -&gt; Historial tareas -&gt; agregar mas información para exportar cliente, fechas/horas y tiempos</text:p>
      <text:p text:style-name="P7">-OT-&gt;Historial-&gt;Select tarea-&gt;Ver mas: Agregar boton imprimir</text:p>
      <text:p text:style-name="P7">-OT-&gt;Historial-&gt;Select tarea-&gt; Agregar: 1)Quien lo hizo, 2)Tiempo, <text:span text:style-name="T25">3)Quien la concluyó parcial y totalmente, 4)Cliente.</text:span></text:p>
      <text:p text:style-name="P26">- <text:span text:style-name="T27">L</text:span>a fecha de pago aparece bien solo en la cuenta corriente.</text:p>
      <text:p text:style-name="P28">I/E - Historial de pagos muestra mal (acá figuran los pagos que realizó el cliente; es decir, antes se hizo el movimiento I/E - Pagos, cargar pago.</text:p>
      <text:p text:style-name="P29">Además en Gestión de pagos: a descargar, a archivar y archivados muestra mal: casi todos dicen 04/06/2014</text:p>
      <text:p text:style-name="P40"><text:span text:style-name="T18">- </text:span><text:span text:style-name="T19">M</text:span><text:span text:style-name="T18">onotributo, muestra mal el mes en todo gestión de pagos.</text:span></text:p>
      <text:p text:style-name="P59">I/E -&gt; Pagos (selecciono monotributo) -&gt; Pagar -&gt; Recibo E muestra bien el mes. </text:p>
      <text:p text:style-name="P60">Gest.Pagos -&gt; A Pagar (en pantalla) muestra bien el mes (cronograma) </text:p>
      <text:p text:style-name="P63"><text:span text:style-name="T22">Gest.Pagos -&gt; A Pagar -&gt; tildo (</text:span><text:span text:style-name="T23">monotributo</text:span><text:span text:style-name="T22">) y guardar -&gt; Recibo F muestra como periodo anterior.</text:span></text:p>
      <text:p text:style-name="P62">Gest.Pagos -&gt; En transito -&gt; Grupo (no muestra periodo) -&gt; Recibir </text:p>
      <text:p text:style-name="P60">Gest.Pagos -&gt; A descargar (muestra bien periodo) -&gt; Recibir</text:p>
      <text:p text:style-name="P62">Gest.Pagos -&gt; A archivar (muestra como periodo anterior)</text:p>
      <text:p text:style-name="P61">Gest.Pagos -&gt; Archivados (muestra bien periodo)</text:p>
      <text:p text:style-name="P33">- <text:span text:style-name="T26">R</text:span>ecibos edición de pago: que haga referencia al número de recibo anterior.</text:p>
      <text:p text:style-name="P46"><text:span text:style-name="T11">Gest.Pagos -&gt; En transito -&gt; Selecciono Grupo e Impuesto y modifico monto -&gt; Editar - </text:span><text:span text:style-name="T6">ok y además que actualice el monto total en el nuevo recibo F</text:span></text:p>
      <text:p text:style-name="P52">Caja -&gt; Revisión Genera Recibo E 0 y debe hacer referencia al Recibo de Gest.Pagos en el que se modificó (F nnn)</text:p>
      <text:p text:style-name="P34">- <text:span text:style-name="T24">Impuesto a</text:span>nticipos... : no muestra en gestión de pagos ni en recibos E</text:p>
      <text:p text:style-name="P54">I/E -&gt; Pagos (selecciono Gan. Ant. Sociedades) -&gt; Pagar -&gt; Recibo E Total$ 0,00)</text:p>
      <text:p text:style-name="P47"><text:span text:style-name="T1">En I/E →</text:span><text:span text:style-name="T2"> </text:span><text:span text:style-name="T1">pagos, cuando selecciono dice por ej. anticipo 6 - luego de </text:span><text:span text:style-name="T3">p</text:span><text:span text:style-name="T1">agar el recibo E no dice el número de anticipo. En Gestión de pagos </text:span><text:span text:style-name="T3">en algunas pantallas figura el numero de anticipo pero </text:span><text:span text:style-name="T1">nunca figura e</text:span><text:span text:style-name="T3">n los </text:span><text:span text:style-name="T1">recibo </text:span><text:span text:style-name="T3">que se emiten.</text:span></text:p>
      <text:p text:style-name="P27"><text:span text:style-name="T28">- </text:span><text:span text:style-name="T29">A</text:span><text:span text:style-name="T28">l asignar autónomo y monotributo duplica en algunos clientes el impuesto, generalmente con un número de cronograma 7 en monotributo, y 6 en autónomo. Este error lo tuvimos muchas veces. Supuestamente se </text:span><text:soft-page-break/><text:span text:style-name="T28">había solucionado y este último mes volvió a suceder.</text:span><text:span text:style-name="T3"><text:line-break/><text:tab/></text:span><text:span text:style-name="T10">Gest.Vtos. -&gt; Seleccionamos ultimo periodo -&gt; Tildamos Monotributo/Autonomos</text:span></text:p>
      <text:p text:style-name="P4">-Roles / Privilegios de usuarios</text:p>
      <text:p text:style-name="P7">-OT-&gt;Planes-&gt;Tercer campo: orden alfabetico</text:p>
      <text:p text:style-name="P8">-<text:span text:style-name="T13">Gest pagos-&gt; A descargar y A archivar: “Recibir de a muchos”: checkbox. (como A pagar)</text:span></text:p>
      <text:p text:style-name="P4">-Clientes-&gt; Cta Cte-&gt;impuestos: <text:span text:style-name="T14">permite seleccionar de a uno</text:span></text:p>
      <text:p text:style-name="P8">-<text:span text:style-name="T13">Gest vtos-&gt;Aviso: V01: No manda todos los mails, no se ven cuales no se mandaron.</text:span></text:p>
      <text:p text:style-name="P8">-<text:span text:style-name="T13">Caja: Recibo: Error, data errónea. “Tendría que mostrar el recibo E”.</text:span></text:p>
      <text:p text:style-name="P30">- <text:span text:style-name="T30">No esta restringido quienes pueden administrar las </text:span>OT:</text:p>
      <text:p text:style-name="P43"><text:span text:style-name="T8">O/T -&gt; Administrar: </text:span><text:span text:style-name="T9">L</text:span><text:span text:style-name="T4">os que pueden administrar son Alejandro y Mariana </text:span><text:span text:style-name="T5">y Noel en algú</text:span><text:span text:style-name="T4">n caso puntual autorizada por Alejandro y Mariana.</text:span></text:p>
      <text:p text:style-name="P35">- Recibos guardados tienen caracteres mas chicos</text:p>
      <text:p text:style-name="P55">Deben quedar iguales por si hay que reimprimirlos</text:p>
      <text:p text:style-name="P35">- Imprimir cronograma -&gt; Cronograma + Periodo</text:p>
      <text:p text:style-name="P53">Debe imprimir las fechas de vencimientos del cronograma de pagos del periodo seleccionado</text:p>
      <text:p text:style-name="P8"/>
      <text:p text:style-name="P4">-----<text:span text:style-name="T33">s</text:span></text:p>
      <text:p text:style-name="P5">-<text:span text:style-name="T13">I/E-&gt;Historial de pagos-&gt;Dejarlo asi, en la 2da etapa convertir en listado</text:span></text:p>
      <text:p text:style-name="P5"/>
      <text:p text:style-name="P13">PREGUNTAR</text:p>
      <text:p text:style-name="P13"><text:tab/><text:span text:style-name="T12">-I/E-&gt;Pagos-&gt;Cargar pago: descripcion y observacion: undefined</text:span></text:p>
      <text:p text:style-name="P13"/>
      <text:p text:style-name="P23"/>
      <text:p text:style-name="P41"/>
      <text:p text:style-name="P41"><text:span text:style-name="T21">C</text:span><text:span text:style-name="T20">AJA </text:span><text:span text:style-name="T21">(Hay que estudiar como funciona)</text:span></text:p>
      <text:p text:style-name="P48"/>
      <text:p text:style-name="P48">- anular recibo.</text:p>
      <text:p text:style-name="P48">- en revisión casos sin recibos</text:p>
      <text:p text:style-name="P58"/>
      <text:p text:style-name="P36">Esto no lo pudimos revisar:</text:p>
      <text:p text:style-name="P64">Mostrar recibo ajuste de cuenta en la cuentas corrientes de los clientes.</text:p>
      <text:p text:style-name="P65"><text:span text:style-name="T30">S</text:span>uponemos que el pago parcial da error ya que todos esos movimientos dan mal.</text:p>
      <text:p text:style-name="P65"><text:span text:style-name="T30">H</text:span>ay error en los totales.</text:p>
      <text:p text:style-name="P65"><text:span text:style-name="T30">D</text:span>a error el cobro a través de cta. cte.</text:p>
      <text:p text:style-name="P65">Recibo H: están cambiados los nombres ing/egr. y caja.</text:p>
      <text:p text:style-name="P65"><text:span text:style-name="T30">M</text:span>uestra los sobrante cero $.</text:p>
      <text:p text:style-name="P65"><text:span text:style-name="T30">V</text:span>er formato visualización recibo.</text:p>
      <text:p text:style-name="P66">Ver número de recibos y secuencia.</text:p>
      <text:p text:style-name="P66"/>
      <text:p text:style-name="P42"/>
      <text:p text:style-name="P37"/>
      <text:p text:style-name="P38">Tareas: Validar que no esté cargada en algun plan antes de permitir modificar o eliminar.</text:p>
      <text:p text:style-name="P38"/>
      <text:p text:style-name="P38">Plan de tareas: Validad que se haya utilizado antes de permitir modificar o eliminar.</text:p>
      <text:p text:style-name="P38"/>
      <text:p text:style-name="P67">Que el registro de fechas en las tablas para create_at, update_at, delete_at ponga la fecha ART no UTC (es decir UTC-3), mirar app.js en linea 8 cambiar el paquete moment por moment-timez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</meta:initial-creator>
    <meta:creation-date>2015-10-01T10:49:26.265282901</meta:creation-date>
    <dc:date>2015-11-18T11:21:56.527135292</dc:date>
    <meta:editing-duration>PT7H4M5S</meta:editing-duration>
    <meta:editing-cycles>31</meta:editing-cycles>
    <meta:generator>LibreOffice/4.3.3.2$Linux_X86_64 LibreOffice_project/430m0$Build-2</meta:generator>
    <dc:creator>Eduardo </dc:creator>
    <meta:document-statistic meta:table-count="0" meta:image-count="0" meta:object-count="0" meta:page-count="3" meta:paragraph-count="104" meta:word-count="1182" meta:character-count="7743" meta:non-whitespace-character-count="6615"/>
  </office:meta>
</office:document-meta>
</file>